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Noto Sans Symbols" svg:font-family="Noto Sans Symbol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4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42" style:parent-style-name="Standard" style:family="paragraph">
      <style:text-properties style:font-name="Calibri" style:font-name-asian="Calibri" style:font-name-complex="Calibri" fo:font-weight="bold" style:font-weight-asian="bold" fo:font-size="13pt" style:font-size-asian="13pt" style:font-size-complex="13pt"/>
    </style:style>
    <style:style style:name="T4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4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45" style:parent-style-name="Standard" style:family="paragraph">
      <style:text-properties style:font-name="Calibri" style:font-name-asian="Calibri" style:font-name-complex="Calibri" fo:font-weight="bold" style:font-weight-asian="bold" fo:font-size="13pt" style:font-size-asian="13pt" style:font-size-complex="13pt"/>
    </style:style>
    <style:style style:name="TableColumn47" style:family="table-column">
      <style:table-column-properties style:column-width="2.0423in" style:use-optimal-column-width="false"/>
    </style:style>
    <style:style style:name="TableColumn48" style:family="table-column">
      <style:table-column-properties style:column-width="2.0625in" style:use-optimal-column-width="false"/>
    </style:style>
    <style:style style:name="TableColumn49" style:family="table-column">
      <style:table-column-properties style:column-width="1.6458in" style:use-optimal-column-width="false"/>
    </style:style>
    <style:style style:name="TableColumn50" style:family="table-column">
      <style:table-column-properties style:column-width="1.8013in" style:use-optimal-column-width="false"/>
    </style:style>
    <style:style style:name="Table46" style:family="table">
      <style:table-properties style:width="7.552in" fo:margin-left="0.0347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84in" fo:padding-bottom="0in" fo:padding-right="0.075in"/>
    </style:style>
    <style:style style:name="T5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T5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T5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8" style:family="table-cell">
      <style:table-cell-properties fo:border="0.0069in solid #000000" style:writing-mode="lr-tb" fo:padding-top="0in" fo:padding-left="0.0784in" fo:padding-bottom="0in" fo:padding-right="0.075in"/>
    </style:style>
    <style:style style:name="T5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T6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4" style:family="table-cell">
      <style:table-cell-properties fo:border="0.0069in solid #000000" style:writing-mode="lr-tb" fo:padding-top="0in" fo:padding-left="0.0784in" fo:padding-bottom="0in" fo:padding-right="0.075in"/>
    </style:style>
    <style:style style:name="T6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7" style:family="table-cell">
      <style:table-cell-properties fo:border="0.0069in solid #000000" style:writing-mode="lr-tb" fo:padding-top="0in" fo:padding-left="0.0784in" fo:padding-bottom="0in" fo:padding-right="0.075in"/>
    </style:style>
    <style:style style:name="T6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in" fo:padding-left="0.0784in" fo:padding-bottom="0in" fo:padding-right="0.075in"/>
    </style:style>
    <style:style style:name="T7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84in" fo:padding-bottom="0in" fo:padding-right="0.075in"/>
    </style:style>
    <style:style style:name="T7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5" style:family="table-cell">
      <style:table-cell-properties fo:border="0.0069in solid #000000" style:writing-mode="lr-tb" fo:padding-top="0in" fo:padding-left="0.0784in" fo:padding-bottom="0in" fo:padding-right="0.075in"/>
    </style:style>
    <style:style style:name="T7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7" style:family="table-cell">
      <style:table-cell-properties fo:border="0.0069in solid #000000" style:writing-mode="lr-tb" fo:padding-top="0in" fo:padding-left="0.0784in" fo:padding-bottom="0in" fo:padding-right="0.075in"/>
    </style:style>
    <style:style style:name="T7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T8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84" style:parent-style-name="Standard" style:family="paragraph"/>
    <style:style style:name="T8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7" style:parent-style-name="Standard" style:family="paragraph"/>
    <style:style style:name="T8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9" style:parent-style-name="Standard" style:family="paragraph"/>
    <style:style style:name="T9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2" style:parent-style-name="Standard" style:family="paragraph"/>
    <style:style style:name="T9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4" style:parent-style-name="Standard" style:family="paragraph"/>
    <style:style style:name="T9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98" style:parent-style-name="Standard" style:family="paragraph"/>
    <style:style style:name="T9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00" style:parent-style-name="Standard" style:family="paragraph"/>
    <style:style style:name="T10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0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03" style:parent-style-name="Standard" style:family="paragraph"/>
    <style:style style:name="T10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0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0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0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108" style:parent-style-name="Standard" style:family="paragraph"/>
    <style:style style:name="T109" style:parent-style-name="DefaultParagraphFont" style:family="text">
      <style:text-properties style:font-name="Calibri" style:font-name-asian="Calibri" style:font-name-complex="Calibri" fo:color="#1D1C1D" fo:font-size="11pt" style:font-size-asian="11pt" style:font-size-complex="11pt" fo:background-color="#FFFFFF"/>
    </style:style>
    <style:style style:name="P110" style:parent-style-name="Standard" style:family="paragraph"/>
    <style:style style:name="T11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2" style:parent-style-name="Standard" style:family="paragraph"/>
    <style:style style:name="T11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5" style:parent-style-name="Standard" style:family="paragraph"/>
    <style:style style:name="T11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120" style:parent-style-name="Standard" style:family="paragraph"/>
    <style:style style:name="T12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22" style:parent-style-name="Standard" style:family="paragraph"/>
    <style:style style:name="T12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24" style:parent-style-name="Standard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125" style:parent-style-name="Standard" style:family="paragraph"/>
    <style:style style:name="T12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12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12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12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3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131" style:parent-style-name="DefaultParagraphFont" style:family="text">
      <style:text-properties style:font-name="Calibri" style:font-name-asian="Calibri" style:font-name-complex="Calibri" fo:font-weight="bold" style:font-weight-asian="bold" fo:color="#000000" fo:font-size="11pt" style:font-size-asian="11pt" style:font-size-complex="11pt"/>
    </style:style>
    <style:style style:name="P132" style:parent-style-name="Standard" style:family="paragraph"/>
    <style:style style:name="T13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13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13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36" style:parent-style-name="DefaultParagraphFont" style:family="text">
      <style:text-properties style:font-name="Calibri" style:font-name-asian="Calibri" style:font-name-complex="Calibri" fo:font-weight="bold" style:font-weight-asian="bold" fo:color="#000000" fo:font-size="11pt" style:font-size-asian="11pt" style:font-size-complex="11pt"/>
    </style:style>
    <style:style style:name="T13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3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139" style:parent-style-name="Standard" style:family="paragraph"/>
    <style:style style:name="T14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41" style:parent-style-name="Standard" style:family="paragraph"/>
    <style:style style:name="T14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4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44" style:parent-style-name="Standard" style:family="paragraph"/>
    <style:style style:name="T14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46" style:parent-style-name="Standard" style:family="paragraph"/>
    <style:style style:name="T14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48" style:parent-style-name="Standard" style:family="paragraph"/>
    <style:style style:name="T14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5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51" style:parent-style-name="Standard" style:family="paragraph"/>
    <style:style style:name="T15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5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5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155" style:parent-style-name="Standard" style:family="paragraph"/>
    <style:style style:name="T15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5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58" style:parent-style-name="Standard" style:family="paragraph"/>
    <style:style style:name="T15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60" style:parent-style-name="Standard" style:family="paragraph"/>
    <style:style style:name="T16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6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63" style:parent-style-name="Standard" style:family="paragraph"/>
    <style:style style:name="T16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65" style:parent-style-name="Standard" style:family="paragraph"/>
    <style:style style:name="T16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6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6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6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170" style:parent-style-name="Standard" style:family="paragraph"/>
    <style:style style:name="T17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7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73" style:parent-style-name="Standard" style:family="paragraph"/>
    <style:style style:name="T17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7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76" style:parent-style-name="Standard" style:family="paragraph"/>
    <style:style style:name="T17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7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7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8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181" style:parent-style-name="Standard" style:family="paragraph"/>
    <style:style style:name="T18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8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84" style:parent-style-name="Standard" style:family="paragraph"/>
    <style:style style:name="T18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8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87" style:parent-style-name="Standard" style:family="paragraph"/>
    <style:style style:name="T18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8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</office:automatic-styles>
  <office:body>
    <office:text text:use-soft-page-breaks="true">
      <text:p text:style-name="P1"><text:span text:style-name="T41">Desiring a Penetration Testing or Red Team role that challenges, while also providing a platform for success and growth</text:span></text:p>
      <text:p text:style-name="P42"/>
      <text:h text:style-name="Heading1" text:outline-level="1">CERTIFICATIONS &amp; CERTIFICATES:</text:h>
      <text:p text:style-name="Standard"><text:span text:style-name="T43">eJPT, CompTIA Security+ ce, Cybersecurity Certificate, HTML, CSS, and<text:s/></text:span><text:span text:style-name="T44">JavaScript Fundamentals online class certificates</text:span></text:p>
      <text:p text:style-name="P45"/>
      <text:h text:style-name="Heading1" text:outline-level="1">TECHNICAL SKILLS:</text:h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Standard"><text:span text:style-name="T53">Application development and life-cycle management</text:span></text:p>
          </table:table-cell>
          <table:table-cell table:style-name="TableCell54">
            <text:p text:style-name="Standard"><text:span text:style-name="T55">Communicate information in layman’s terms</text:span></text:p>
          </table:table-cell>
          <table:table-cell table:style-name="TableCell56">
            <text:p text:style-name="Standard"><text:span text:style-name="T57">Adaptable and eager for new challenges</text:span></text:p>
          </table:table-cell>
          <table:table-cell table:style-name="TableCell58">
            <text:p text:style-name="Standard"><text:span text:style-name="T59">Building and repairing computers</text:span></text:p>
          </table:table-cell>
        </table:table-row>
        <table:table-row table:style-name="TableRow60">
          <table:table-cell table:style-name="TableCell61">
            <text:p text:style-name="Standard"><text:span text:style-name="T62">Networking:<text:s/></text:span><text:span text:style-name="T63">Packet analysis, Wireshark, router and switch configuration, protocols, SSH, firewalls, iptables, proxies, SIEM, DNS, DHCP, VPN, and VLAN</text:span></text:p>
          </table:table-cell>
          <table:table-cell table:style-name="TableCell64">
            <text:p text:style-name="Standard"><text:span text:style-name="T65">Systems: Windows and Linux administration, Windows and Linux hardening, Docker, containerization, VMWare, VirtualBox,<text:s/></text:span><text:span text:style-name="T66">Ansible, and system configuration</text:span></text:p>
          </table:table-cell>
          <table:table-cell table:style-name="TableCell67">
            <text:p text:style-name="Standard"><text:span text:style-name="T68">Secure network design, identity and access management, risk management, vulnerability assessment, honeypots</text:span></text:p>
          </table:table-cell>
          <table:table-cell table:style-name="TableCell69">
            <text:p text:style-name="Standard"><text:span text:style-name="T70">Penetration Testing: Kali Linux, Metasploit, NMAP, Hashcat, SQLMap, Nikto, Dirbuster, BurpSuite, John the Ripper,<text:s/></text:span><text:span text:style-name="T71">MSFVenom, Merterpreter, netcat</text:span></text:p>
          </table:table-cell>
        </table:table-row>
        <table:table-row table:style-name="TableRow72">
          <table:table-cell table:style-name="TableCell73">
            <text:p text:style-name="Standard"><text:span text:style-name="T74">Programming and scripting: Python, bash, zsh, YAML, json and PowerShell</text:span></text:p>
          </table:table-cell>
          <table:table-cell table:style-name="TableCell75">
            <text:p text:style-name="Standard"><text:span text:style-name="T76">Django rest API, Azure DevOps, Git, VSCode, nxlog, auditd, Sysmon, and VNC</text:span></text:p>
          </table:table-cell>
          <table:table-cell table:style-name="TableCell77">
            <text:p text:style-name="Standard"><text:span text:style-name="T78">Troubleshooting workstation, server and network issues</text:span></text:p>
          </table:table-cell>
          <table:table-cell table:style-name="TableCell79">
            <text:p text:style-name="Standard"><text:span text:style-name="T80">Capture the Flag event</text:span><text:span text:style-name="T81">s, hacking challenge walkthrough write-ups</text:span></text:p>
          </table:table-cell>
        </table:table-row>
      </table:table>
      <text:h text:style-name="Heading1" text:outline-level="1"/>
      <text:h text:style-name="Heading1" text:outline-level="1">PROFESSIONAL EXPERIENCE:</text:h>
      <text:p text:style-name="Standard"><text:span text:style-name="T82">Information Security Engineer at Circadence Corporation (Remote- Boulder, CO) <text:s text:c="33"/></text:span><text:span text:style-name="T83"><text:s text:c="4"/>Oct 2020-Present</text:span></text:p>
      <text:list text:style-name="WWNum4">
        <text:list-item>
          <text:p text:style-name="P84"><text:span text:style-name="T85">Cultivating Python and YAML skills creating scenario</text:span><text:span text:style-name="T86">s for Project Ares, a gamified cybersecurity training platform</text:span></text:p>
        </text:list-item>
        <text:list-item>
          <text:p text:style-name="P87"><text:span text:style-name="T88">Troubleshooting program bugs causing scenarios to be unplayable, and resolving the issues in a timely manner</text:span></text:p>
        </text:list-item>
        <text:list-item>
          <text:p text:style-name="P89"><text:span text:style-name="T90">Navigating a complex infrastructure hosted in Azure, and getting acquainted with a p</text:span><text:span text:style-name="T91">lethora of technical tools</text:span></text:p>
        </text:list-item>
        <text:list-item>
          <text:p text:style-name="P92"><text:span text:style-name="T93">Utilizing SaltStack to make run-time configuration changes to the services and states of VMs used by scenarios</text:span></text:p>
        </text:list-item>
        <text:list-item>
          <text:p text:style-name="P94"><text:span text:style-name="T95">Playing through scenarios involving webapp pentesting using tools like Nikto, BurpSuite, Dirb, SQLMap, Hydra</text:span></text:p>
        </text:list-item>
      </text:list>
      <text:p text:style-name="Standard"><text:span text:style-name="T96">Cybersecurity Bootcamp Senior Tutor (Remote- Charlotte, NC) <text:s text:c="64"/></text:span><text:span text:style-name="T97"><text:s text:c="5"/>July 2020-Present</text:span></text:p>
      <text:list text:style-name="WWNum7">
        <text:list-item>
          <text:p text:style-name="P98"><text:span text:style-name="T99">Promoted to Senior tutor level due to high session volume helping students</text:span></text:p>
        </text:list-item>
        <text:list-item>
          <text:p text:style-name="P100"><text:span text:style-name="T101">Prepare students to succeed in Cy</text:span><text:span text:style-name="T102">bersecurity and Security Plus certification</text:span></text:p>
        </text:list-item>
        <text:list-item>
          <text:p text:style-name="P103"><text:span text:style-name="T104">Create and utilize Python and Google API scripts to assist in job tasks such as emailing reminders <text:s text:c="13"/></text:span></text:p>
        </text:list-item>
      </text:list>
      <text:p text:style-name="Standard"><text:span text:style-name="T105">Network Operations Center Technician at Global Linking Solutions (Charlotte, NC) <text:s text:c="18"/></text:span><text:span text:style-name="T106"><text:s text:c="10"/></text:span><text:span text:style-name="T107"><text:s text:c="4"/>Jan 2020-Oct 2020</text:span></text:p>
      <text:list text:style-name="WWNum6">
        <text:list-item>
          <text:p text:style-name="P108"><text:span text:style-name="T109">Used CLI on Cisco systems to remediate tickets in queue within established SLAs</text:span></text:p>
        </text:list-item>
        <text:list-item>
          <text:p text:style-name="P110"><text:span text:style-name="T111">Monitored networks and troubleshoot connectivity issues with carriers, technicians, and sites</text:span></text:p>
        </text:list-item>
        <text:list-item>
          <text:p text:style-name="P112"><text:span text:style-name="T113">Mapped out network topologies,<text:s/></text:span><text:span text:style-name="T114">configured subnets, and learned about various networking devices</text:span></text:p>
        </text:list-item>
        <text:list-item>
          <text:p text:style-name="P115"><text:span text:style-name="T116">Worked with equipment from vendors including Cisco, Fortinet, Adtran, Juniper, and Palo Alto</text:span></text:p>
        </text:list-item>
      </text:list>
      <text:p text:style-name="Standard"><text:span text:style-name="T117">Cybersecurity Bootcamp Teaching Assistant at UNC Charlotte (Remote, Charlotte, NC) <text:s text:c="15"/></text:span><text:span text:style-name="T118"><text:s/></text:span><text:span text:style-name="T119"><text:s text:c="6"/>June 2020-Dec 2020</text:span></text:p>
      <text:list text:style-name="WWNum9">
        <text:list-item>
          <text:p text:style-name="P120"><text:span text:style-name="T121">Provided support to lead instructor in a Cybersecurity program to ensure student success</text:span></text:p>
        </text:list-item>
        <text:list-item>
          <text:p text:style-name="P122"><text:span text:style-name="T123">Created and enacted lesson plans to ensure students had skills necessary to pursue security careers</text:span></text:p>
        </text:list-item>
      </text:list>
      <text:p text:style-name="P124"/>
      <text:h text:style-name="Heading1" text:outline-level="1">EDUCATION:</text:h>
      <text:list text:style-name="WWNum5">
        <text:list-item>
          <text:p text:style-name="P125"><text:span text:style-name="T126">Cybersecurity Bootcamp Progr</text:span><text:span text:style-name="T127">am, UNC Charlotte with 4.0 GPA (Charlotte, NC)</text:span><text:span text:style-name="T128"><text:tab/></text:span><text:span text:style-name="T129"><text:s text:c="8"/></text:span><text:span text:style-name="T130"><text:s/></text:span><text:span text:style-name="T131">Aug 19, 2019-Feb 24, 2020</text:span></text:p>
        </text:list-item>
        <text:list-item>
          <text:p text:style-name="P132"><text:span text:style-name="T133">Bachelor of Arts in Psychology, UNC Asheville with 3.627 GPA (Asheville, NC)</text:span><text:span text:style-name="T134"><text:tab/><text:s text:c="21"/></text:span><text:span text:style-name="T135"><text:s/></text:span><text:span text:style-name="T136">Aug 2015-July 2017</text:span></text:p>
        </text:list-item>
      </text:list>
      <text:h text:style-name="Heading1" text:outline-level="1"><text:bookmark-start text:name="_heading=h.t3oy926zq4p9"/><text:bookmark-end text:name="_heading=h.t3oy926zq4p9"/><text:soft-page-break/>TRAINING/OTHER EXPERIENCE:</text:h>
      <text:p text:style-name="Standard"><text:span text:style-name="T137">Cyber Ranges (HacktheBox, Try</text:span><text:span text:style-name="T138">HackMe, VulnHub, Project Ares, CTFs) <text:s text:c="57"/>July 2019-Present</text:span></text:p>
      <text:list text:style-name="WWNum1">
        <text:list-item>
          <text:p text:style-name="P139"><text:span text:style-name="T140">Placed 5th in the SecureCodeWarrior B-Sides Charlotte 2020 CTF Competition</text:span></text:p>
        </text:list-item>
        <text:list-item>
          <text:p text:style-name="P141"><text:span text:style-name="T142">Joined HacktheBox by hacking the website (completed 5 user and 5 syst</text:span><text:span text:style-name="T143">em owns)</text:span></text:p>
        </text:list-item>
        <text:list-item>
          <text:p text:style-name="P144"><text:span text:style-name="T145">Joined TryHackMe and began working on the Offensive Pentesting path</text:span></text:p>
        </text:list-item>
        <text:list-item>
          <text:p text:style-name="P146"><text:span text:style-name="T147">Set up my own lab with Kali Linux and various VulnHub boxes to practice Pentesting skills</text:span></text:p>
        </text:list-item>
        <text:list-item>
          <text:p text:style-name="P148"><text:span text:style-name="T149">Working on completing all of the offensive (and some defensive) scenarios Project<text:s/></text:span><text:span text:style-name="T150">Ares has to offer</text:span></text:p>
        </text:list-item>
        <text:list-item>
          <text:p text:style-name="P151"><text:span text:style-name="T152">Writing my first walkthrough for a box named NullByte from VulnHub</text:span></text:p>
        </text:list-item>
      </text:list>
      <text:p text:style-name="Standard"><text:span text:style-name="T153">Udemy Courses (Web Developer Bootcamp, Python Bootcamp, Practical Ethical Hacking) <text:s text:c="13"/></text:span><text:span text:style-name="T154"><text:s text:c="8"/>July 2020-Present</text:span></text:p>
      <text:list text:style-name="WWNum2">
        <text:list-item>
          <text:p text:style-name="P155"><text:span text:style-name="T156">Diligently studying these courses and constructi</text:span><text:span text:style-name="T157">ng projects using the skills along the way</text:span></text:p>
        </text:list-item>
        <text:list-item>
          <text:p text:style-name="P158"><text:span text:style-name="T159">Completed approximately 40% of the Python Bootcamp (the Udemy course I am most invested in)</text:span></text:p>
        </text:list-item>
        <text:list-item>
          <text:p text:style-name="P160"><text:span text:style-name="T161">The Practical Ethical Hacking course provides a myriad of techniques and foundational knowledge for penetration testing;<text:s/></text:span><text:span text:style-name="T162">it values practical knowledge and instruction rather than just conceptual, Q&amp;A style learning</text:span></text:p>
        </text:list-item>
        <text:list-item>
          <text:p text:style-name="P163"><text:span text:style-name="T164">These courses provide hands-on experience with a lot of common tools, and allowed me to build some of my own simple tools as well</text:span></text:p>
        </text:list-item>
        <text:list-item>
          <text:p text:style-name="P165"><text:span text:style-name="T166">Established a GitHub, and have b</text:span><text:span text:style-name="T167">een trying to consistently add to it as I encounter new courses and project ideas along the way</text:span></text:p>
        </text:list-item>
      </text:list>
      <text:p text:style-name="Standard"><text:span text:style-name="T168">INE eJPT Course for Junior Penetration Tester Certification <text:s text:c="53"/></text:span><text:span text:style-name="T169"><text:s text:c="7"/>April 27, 2021-May 1, 2021</text:span></text:p>
      <text:list text:style-name="WWNum3">
        <text:list-item>
          <text:p text:style-name="P170"><text:span text:style-name="T171">Provided by<text:s/></text:span><text:span text:style-name="T172">INE and provides preparation for the eLearnSecurity Junior Penetration Tester certification exam</text:span></text:p>
        </text:list-item>
        <text:list-item>
          <text:p text:style-name="P173"><text:span text:style-name="T174">Learned essential penetration testing skills and methodologies, network and WebApp vulnerability assessment, exploitation with Metasploit, OSINT<text:s/></text:span><text:span text:style-name="T175">information gathering and recon, TCP/IP knowledge, etc.</text:span></text:p>
        </text:list-item>
        <text:list-item>
          <text:p text:style-name="P176"><text:span text:style-name="T177">Passed the exam in less than 7 hours with a score of 90% after studying for 5 days</text:span></text:p>
        </text:list-item>
      </text:list>
      <text:p text:style-name="Standard"><text:span text:style-name="T178">Cybersecurity Bootcamp Program (UNC Charlotte) <text:s text:c="70"/></text:span><text:span text:style-name="T179"><text:s text:c="12"/></text:span><text:span text:style-name="T180"><text:s text:c="7"/>Sep 2019-Feb 2020</text:span></text:p>
      <text:list text:style-name="WWNum8">
        <text:list-item>
          <text:p text:style-name="P181"><text:span text:style-name="T182">Gained experience with Penetration Testing, Kali Linux, BurpSuite, Metasploit, Wireshark, Nessus, Bash and Powershell Scripting, Web Vulnerabilities, DVWA, Metasploitable VM, ELK Stack, Windows and Linux Administration</text:span><text:span text:style-name="T183"><text:s/>and Hardening, Risk Management, Identity and Access Management, Cloud Security</text:span></text:p>
        </text:list-item>
        <text:list-item>
          <text:p text:style-name="P184"><text:span text:style-name="T185">Built and configured a virtual network hosting an Ansible Docker container of DVWA, monitored using an ELK stack server set up with FileBeat and MetricBeat to log system and ap</text:span><text:span text:style-name="T186">plication information (Posted this as a project on my GitHub account)</text:span></text:p>
        </text:list-item>
        <text:list-item>
          <text:p text:style-name="P187"><text:span text:style-name="T188">Attended the Charlotte, NC Cybersecurity Hackathon CTF event where WebApp pentesting skills were taught (The task was to compromise a site called Shadow Bank by enumerating the website,<text:s/></text:span><text:span text:style-name="T189">and injecting payloads/exploiting SQL vulnerabilities to route money to your account from another account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Noto Sans Symbols" svg:font-family="Noto Sans Symbol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Nimbus Roman No9 L" style:font-name-asian="Nimbus Roman No9 L" style:font-name-complex="Nimbus Roman No9 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/>
      <style:text-properties style:font-name="Calibri Light" style:font-name-asian="F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Caption1" style:display-name="Caption1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BalloonText" style:display-name="Balloon Text" style:family="paragraph" style:parent-style-name="Normal">
      <style:text-properties style:font-name="Tahoma" style:font-name-asian="Tahoma" style:font-name-complex="Tahoma" fo:font-size="8pt" style:font-size-asian="8pt" style:font-size-complex="8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F" style:font-name-complex="Times New Roman" fo:color="#2F5496" fo:font-size="16pt" style:font-size-asian="16pt" style:font-size-complex="16pt"/>
    </style:style>
    <style:style style:name="Internetlink" style:display-name="Internet link" style:family="text" style:parent-style-name="DefaultParagraphFon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odyTextChar" style:display-name="Body Text Char" style:family="text" style:parent-style-name="DefaultParagraphFont">
      <style:text-properties style:font-name="Nimbus Roman No9 L" style:font-name-asian="Nimbus Roman No9 L" style:font-name-complex="Nimbus Roman No9 L" fo:font-size="12pt" style:font-size-asian="12pt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/>
    </style:style>
    <style:style style:name="HeaderChar" style:display-name="Header Char" style:family="text" style:parent-style-name="DefaultParagraphFont">
      <style:text-properties style:font-name="Nimbus Roman No9 L" style:font-name-asian="Nimbus Roman No9 L" style:font-name-complex="Nimbus Roman No9 L" fo:font-size="12pt" style:font-size-asian="12pt"/>
    </style:style>
    <style:style style:name="FooterChar" style:display-name="Footer Char" style:family="text" style:parent-style-name="DefaultParagraphFont">
      <style:text-properties style:font-name="Nimbus Roman No9 L" style:font-name-asian="Nimbus Roman No9 L" style:font-name-complex="Nimbus Roman No9 L" fo:font-size="12pt" style:font-size-asian="12pt"/>
    </style:style>
    <style:style style:name="UnresolvedMention" style:display-name="Unresolved Mention" style:family="text" style:parent-style-name="DefaultParagraphFont">
      <style:text-properties style:font-name-complex="Times New Roman" fo:color="#605E5C" fo:background-color="#E1DFDD"/>
    </style:style>
    <style:style style:name="FollowedHyperlink" style:display-name="FollowedHyperlink" style:family="text" style:parent-style-name="DefaultParagraphFont">
      <style:text-properties style:font-name-complex="Times New Roman"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="Calibri" style:font-name-asian="Calibri" style:font-name-complex="Calibri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Calibri" style:font-name-asian="Calibri" style:font-name-complex="Calibri" fo:font-size="11pt" style:font-size-asian="11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Calibri" style:font-name-asian="Calibri" style:font-name-complex="Calibri" fo:font-size="11pt" style:font-size-asian="11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Calibri" style:font-name-asian="Calibri" style:font-name-complex="Calibri" fo:font-size="11pt" style:font-size-asian="11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Calibri" style:font-name-asian="Noto Sans Symbols" style:font-name-complex="Noto Sans Symbols" fo:font-weight="normal" style:font-weight-asian="normal" fo:font-size="11pt" style:font-size-asian="11pt"/>
    </style:style>
    <style:style style:name="ListLabel38" style:display-name="ListLabel 38" style:family="text">
      <style:text-properties style:font-name-asian="Courier New" style:font-name-complex="Courier New"/>
    </style:style>
    <style:style style:name="ListLabel39" style:display-name="ListLabel 39" style:family="text">
      <style:text-properties style:font-name-asian="Noto Sans Symbols" style:font-name-complex="Noto Sans Symbols"/>
    </style:style>
    <style:style style:name="ListLabel40" style:display-name="ListLabel 40" style:family="text">
      <style:text-properties style:font-name-asian="Noto Sans Symbols" style:font-name-complex="Noto Sans Symbols"/>
    </style:style>
    <style:style style:name="ListLabel41" style:display-name="ListLabel 41" style:family="text">
      <style:text-properties style:font-name-asian="Courier New" style:font-name-complex="Courier New"/>
    </style:style>
    <style:style style:name="ListLabel42" style:display-name="ListLabel 42" style:family="text">
      <style:text-properties style:font-name-asian="Noto Sans Symbols" style:font-name-complex="Noto Sans Symbols"/>
    </style:style>
    <style:style style:name="ListLabel43" style:display-name="ListLabel 43" style:family="text">
      <style:text-properties style:font-name-asian="Noto Sans Symbols" style:font-name-complex="Noto Sans Symbols"/>
    </style:style>
    <style:style style:name="ListLabel44" style:display-name="ListLabel 44" style:family="text">
      <style:text-properties style:font-name-asian="Courier New" style:font-name-complex="Courier New"/>
    </style:style>
    <style:style style:name="ListLabel45" style:display-name="ListLabel 45" style:family="text">
      <style:text-properties style:font-name-asian="Noto Sans Symbols" style:font-name-complex="Noto Sans Symbols"/>
    </style:style>
    <style:style style:name="ListLabel46" style:display-name="ListLabel 46" style:family="text">
      <style:text-properties style:font-name="Calibri" style:font-name-asian="Calibri" style:font-name-complex="Calibri" fo:font-size="11pt" style:font-size-asian="11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Calibri" style:font-name-asian="Calibri" style:font-name-complex="Calibri" fo:font-size="11pt" style:font-size-asian="11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font-name="Calibri" style:font-name-asian="Calibri" style:font-name-complex="Calibri" fo:font-size="11pt" style:font-size-asian="11pt"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font-name="Calibri" style:font-name-asian="Calibri" style:font-name-complex="Calibri" fo:font-size="11pt" style:font-size-asian="11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83" style:display-name="ListLabel 83" style:family="text">
      <style:text-properties style:font-name="Arial" style:font-name-asian="Arial" style:font-name-complex="Arial" fo:color="#1155CC" fo:font-size="12.5pt" style:font-size-asian="12.5pt" style:font-size-complex="12.5pt" style:text-underline-type="single" style:text-underline-style="solid" style:text-underline-width="auto" style:text-underline-mode="continuous" style:text-underline-color="font-color"/>
    </style:style>
    <style:style style:name="ListLabel84" style:display-name="ListLabel 84" style:family="text">
      <style:text-properties style:font-name="Nimbus Roman No9 L" style:font-name-asian="Nimbus Roman No9 L" style:font-name-complex="Nimbus Roman No9 L" fo:font-weight="normal" style:font-weight-asian="normal" fo:font-style="normal" style:font-style-asian="normal" fo:text-transform="none" fo:font-variant="normal" style:text-line-through-type="none" fo:color="#1155CC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fo:font-size="11pt" style:font-size-asian="11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Calibri" fo:font-size="11pt" style:font-size-asian="11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Calibri" fo:font-size="11pt" style:font-size-asian="11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Calibri" fo:font-size="11pt" style:font-size-asian="11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Noto Sans Symbols" style:font-name-asian="Noto Sans Symbols" style:font-name-complex="Noto Sans Symbols" fo:font-weight="normal" style:font-weight-asian="normal" fo:font-size="11pt" style:font-size-asian="11pt"/>
    </style:style>
    <style:style style:name="WW_CharLFO6LVL2" style:family="text">
      <style:text-properties style:font-name="Courier New" style:font-name-asian="Courier New" style:font-name-complex="Courier New"/>
    </style:style>
    <style:style style:name="WW_CharLFO6LVL3" style:family="text">
      <style:text-properties style:font-name="Noto Sans Symbols" style:font-name-asian="Noto Sans Symbols" style:font-name-complex="Noto Sans Symbols"/>
    </style:style>
    <style:style style:name="WW_CharLFO6LVL4" style:family="text">
      <style:text-properties style:font-name="Noto Sans Symbols" style:font-name-asian="Noto Sans Symbols" style:font-name-complex="Noto Sans Symbols"/>
    </style:style>
    <style:style style:name="WW_CharLFO6LVL5" style:family="text">
      <style:text-properties style:font-name="Courier New" style:font-name-asian="Courier New" style:font-name-complex="Courier New"/>
    </style:style>
    <style:style style:name="WW_CharLFO6LVL6" style:family="text">
      <style:text-properties style:font-name="Noto Sans Symbols" style:font-name-asian="Noto Sans Symbols" style:font-name-complex="Noto Sans Symbols"/>
    </style:style>
    <style:style style:name="WW_CharLFO6LVL7" style:family="text">
      <style:text-properties style:font-name="Noto Sans Symbols" style:font-name-asian="Noto Sans Symbols" style:font-name-complex="Noto Sans Symbols"/>
    </style:style>
    <style:style style:name="WW_CharLFO6LVL8" style:family="text">
      <style:text-properties style:font-name="Courier New" style:font-name-asian="Courier New" style:font-name-complex="Courier New"/>
    </style:style>
    <style:style style:name="WW_CharLFO6LVL9" style:family="text">
      <style:text-properties style:font-name="Noto Sans Symbols" style:font-name-asian="Noto Sans Symbols" style:font-name-complex="Noto Sans Symbols"/>
    </style:style>
    <text:list-style style:name="WWNum5" style:display-name="WWNum5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7LVL1" style:family="text">
      <style:text-properties style:font-name="Calibri" fo:font-size="11pt" style:font-size-asian="11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font-name="Calibri" fo:font-size="11pt" style:font-size-asian="11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Calibri" fo:font-size="11pt" style:font-size-asian="11pt"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="Calibri" fo:font-size="11pt" style:font-size-asian="11pt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  <draw:marker draw:name="a1" svg:viewBox="0 0 20 30" svg:d="m10 0-10 30h20z"/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>
        <style:tab-stops>
          <style:tab-stop style:type="right" style:position="6.875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/>
    </style:style>
    <style:style style:name="T4" style:parent-style-name="DefaultParagraphFont" style:family="text">
      <style:text-properties style:font-name="Garamond" style:font-name-asian="Garamond" style:font-name-complex="Garamond"/>
    </style:style>
    <style:style style:name="P5" style:parent-style-name="Standard" style:family="paragraph">
      <style:paragraph-properties>
        <style:tab-stops>
          <style:tab-stop style:type="right" style:position="6.875in"/>
        </style:tab-stops>
      </style:paragraph-properties>
    </style:style>
    <style:style style:name="T6" style:parent-style-name="DefaultParagraphFont" style:family="text">
      <style:text-properties style:font-name="Garamond" style:font-name-asian="Garamond" style:font-name-complex="Garamond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>
        <style:tab-stops>
          <style:tab-stop style:type="center" style:position="3in"/>
          <style:tab-stop style:type="right" style:position="6in"/>
          <style:tab-stop style:type="right" style:position="7.5in"/>
        </style:tab-stops>
      </style:paragraph-properties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/>
    </style:style>
    <style:style style:name="T1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>
        <style:tab-stops>
          <style:tab-stop style:type="center" style:position="3in"/>
          <style:tab-stop style:type="right" style:position="6in"/>
          <style:tab-stop style:type="right" style:position="7.5in"/>
        </style:tab-stops>
      </style:paragraph-properties>
    </style:style>
    <style:style style:name="T1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000000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>
        <style:tab-stops>
          <style:tab-stop style:type="center" style:position="3in"/>
          <style:tab-stop style:type="right" style:position="6in"/>
          <style:tab-stop style:type="right" style:position="7.5in"/>
        </style:tab-stops>
      </style:paragraph-properties>
    </style:style>
    <style:style style:name="T2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color="#000000"/>
    </style:style>
    <style:style style:name="T2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color="#000000"/>
    </style:style>
    <style:style style:name="P30" style:parent-style-name="Standard" style:family="paragraph">
      <style:paragraph-properties>
        <style:tab-stops>
          <style:tab-stop style:type="center" style:position="3in"/>
          <style:tab-stop style:type="right" style:position="6in"/>
          <style:tab-stop style:type="right" style:position="7.5in"/>
        </style:tab-stops>
      </style:paragraph-properties>
    </style:style>
    <style:style style:name="T3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Arial" style:font-name-asian="Arial" style:font-name-complex="Arial" fo:color="#1155CC" fo:font-size="12.5pt" style:font-size-asian="12.5pt" style:font-size-complex="12.5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color="#000000"/>
    </style:style>
    <style:style style:name="T34" style:parent-style-name="DefaultParagraphFont" style:family="text">
      <style:text-properties fo:color="#000000"/>
    </style:style>
    <style:style style:name="T35" style:parent-style-name="DefaultParagraphFont" style:family="text">
      <style:text-properties fo:color="#000000"/>
    </style:style>
    <style:style style:name="T36" style:parent-style-name="DefaultParagraphFont" style:family="text">
      <style:text-properties fo:color="#000000"/>
    </style:style>
    <style:style style:name="T3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color="#000000"/>
    </style:style>
    <style:style style:name="P39" style:parent-style-name="Standard" style:family="paragraph">
      <style:paragraph-properties>
        <style:tab-stops>
          <style:tab-stop style:type="center" style:position="3in"/>
          <style:tab-stop style:type="right" style:position="6in"/>
          <style:tab-stop style:type="right" style:position="7.5in"/>
        </style:tab-stops>
      </style:paragraph-properties>
    </style:style>
    <style:style style:name="T4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family="graphic" style:name="a2">
      <style:graphic-properties fo:wrap-option="wrap" fo:padding-top="0.0492in" fo:padding-bottom="0.0492in" fo:padding-left="0.0984in" fo:padding-right="0.0984in" draw:textarea-vertical-align="top" draw:textarea-horizontal-align="left" style:wrap="run-through" style:run-through="background" draw:fill="none" draw:stroke="solid" svg:stroke-width="0.0102in" svg:stroke-color="#000000" draw:marker-start="a0" draw:marker-end="a1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102 Schuyler Drive <text:s text:c="64"/></text:span><text:span text:style-name="T4"><text:s text:c="63"/>(828)412-7800</text:span></text:p>
        <text:p text:style-name="P5"><text:span text:style-name="T6">Huntersville, NC 28078 <text:s text:c="99"/>clayjoseph1994@gmail.com</text:span></text:p>
        <text:p text:style-name="P7"><draw:custom-shape svg:x="0.139in" svg:y="0in" svg:width="7.16667in" svg:height="0.04861in" draw:z-index="251659264" draw:id="id0" draw:style-name="a2" draw:name="Image2" text:anchor-type="paragraph"><svg:title/><svg:desc/><text:p text:style-name="Normal"/><draw:enhanced-geometry draw:type="non-primitive" svg:viewBox="0 0 21600 21600" draw:enhanced-path="M ?f8 ?f8 L ?f9 ?f9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tab/></text:p>
      </style:header>
      <style:footer>
        <text:p text:style-name="P8"><text:a xlink:href="https://www.linkedin.com/in/clayjoseph1994/" office:target-frame-name="_top" xlink:show="replace"><text:span text:style-name="T9">LinkedIn</text:span></text:a><text:span text:style-name="T10"><text:s/></text:span><text:span text:style-name="T11"><text:tab/><text:s text:c="108"/></text:span><text:span text:style-name="T12"><text:s text:c="33"/></text:span><text:span text:style-name="T13"><text:s text:c="6"/></text:span><text:a xlink:href="https://www.hackthebox.eu/home/users/profile/265828" office:target-frame-name="_top" xlink:show="replace"><text:span text:style-name="T14">HackTheBox <text:s/>Profile</text:span></text:a></text:p>
        <text:p text:style-name="P15"><text:a xlink:href="https://github.com/clayjoseph1994" office:target-frame-name="_top" xlink:show="replace"><text:span text:style-name="T16">GitHub</text:span></text:a><text:s text:c="50"/><text:span text:style-name="T17"><text:tab/><text:s text:c="61"/></text:span><text:span text:style-name="T18"><text:s text:c="5"/></text:span><text:span text:style-name="T19"><text:s text:c="32"/></text:span><text:span text:style-name="T20"><text:s text:c="3"/></text:span><text:s/><text:span text:style-name="T21"><text:s/></text:span><text:a xlink:href="https://tryhackme.com/p/skollr34p3r" office:target-frame-name="_top" xlink:show="replace"><text:span text:style-name="T22">TryHackMe Profile</text:span></text:a></text:p>
        <text:p text:style-name="P23"><text:a xlink:href="https://clayjoseph1994.com/" office:target-frame-name="_top" xlink:show="replace"><text:span text:style-name="T24">Personal Website</text:span></text:a><text:span text:style-name="T25"><text:s text:c="95"/></text:span><text:span text:style-name="T26"><text:s text:c="31"/></text:span><text:span text:style-name="T27"><text:s text:c="7"/></text:span><text:a xlink:href="https://codepen.io/clayjoseph1994" office:target-frame-name="_top" xlink:show="replace"><text:span text:style-name="T28">CodePen(WebDev)</text:span></text:a><text:span text:style-name="T29"><text:s text:c="22"/></text:span></text:p>
        <text:p text:style-name="P30"><text:a xlink:href="http://verify.comptia.org" office:target-frame-name="_top" xlink:show="replace"><text:span text:style-name="T31">Verify Sec+ (Code:<text:s/></text:span></text:a><text:a xlink:href="http://verify.comptia.org" office:target-frame-name="_top" xlink:show="replace"><text:span text:style-name="T32">1KVDVBYNSGEQ19C0)</text:span></text:a><text:span text:style-name="T33"><text:s text:c="57"/></text:span><text:span text:style-name="T34"><text:s text:c="6"/></text:span><text:span text:style-name="T35"><text:s text:c="23"/></text:span><text:span text:style-name="T36"><text:s text:c="6"/></text:span><text:s/><text:a xlink:href="https://circadence.com/project-ares/" office:target-frame-name="_top" xlink:show="replace"><text:span text:style-name="T37">Project Ares</text:span></text:a><text:span text:style-name="T38"><text:s text:c="43"/></text:span></text:p>
        <text:p text:style-name="P39"><text:a xlink:href="https://verified.elearnsecurity.com/certificates/4214071d-9b91-4428-a195-d19bb200c14d" office:target-frame-name="_top" xlink:show="replace"><text:span text:style-name="T40">eJPT Certificate(ID: 2892204)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ph Clay</meta:initial-creator>
    <dc:creator>Joseph Clay</dc:creator>
    <meta:creation-date>2020-10-05T19:08:00Z</meta:creation-date>
    <dc:date>2021-05-12T15:22:00Z</dc:date>
    <meta:template xlink:href="Normal.dotm" xlink:type="simple"/>
    <meta:editing-cycles>2</meta:editing-cycles>
    <meta:editing-duration>PT120S</meta:editing-duration>
    <meta:document-statistic meta:page-count="2" meta:paragraph-count="12" meta:word-count="956" meta:character-count="6395" meta:row-count="45" meta:non-whitespace-character-count="5451"/>
  </office:meta>
</office:document-meta>
</file>